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8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node-node (single)</text:p>
          </table:table-cell>
          <table:table-cell table:style-name="ce3" office:value-type="string" calcext:value-type="string">
            <text:p>node-node (all)</text:p>
          </table:table-cell>
          <table:table-cell table:style-name="ce3" office:value-type="string" calcext:value-type="string">
            <text:p>node-all (single)</text:p>
          </table:table-cell>
          <table:table-cell table:style-name="ce3" office:value-type="string" calcext:value-type="string">
            <text:p>node-all (all)</text:p>
          </table:table-cell>
          <table:table-cell table:style-name="ce3" office:value-type="string" calcext:value-type="string">
            <text:p>all-all (single)</text:p>
          </table:table-cell>
          <table:table-cell table:style-name="ce3" office:value-type="string" calcext:value-type="string">
            <text:p>all-all (all)</text:p>
          </table:table-cell>
        </table:table-row>
        <table:table-row table:style-name="ro1">
          <table:table-cell/>
          <table:table-cell office:value-type="string" calcext:value-type="string">
            <text:p>cycle-5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5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5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ycle-8-wu-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cycle-8-wu-0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ycle-8-wu-0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QR-wu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QR-wu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QR-wu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SQR-wu-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-8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8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romboid-7-wu-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romboid-7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7-wu-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wu-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wu-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9-wu-02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mallNet-1-wu-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mallNet-1-wu-0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SmallNet-1-wu-02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4:.H25])" office:value-type="float" office:value="26" calcext:value-type="float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08:40:49.11065117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3T17:25:07.280609248</meta:creation-date>
    <dc:date>2019-01-24T09:00:41.359317391</dc:date>
    <dc:creator>Lluís </dc:creator>
    <meta:editing-duration>PT2H1M57S</meta:editing-duration>
    <meta:editing-cycles>24</meta:editing-cycles>
    <meta:generator>LibreOffice/4.2.3.3$Linux_x86 LibreOffice_project/420m0$Build-3</meta:generator>
    <meta:document-statistic meta:table-count="1" meta:cell-count="57" meta:object-count="0"/>
  </office:meta>
</office:document-meta>
</file>